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84in"/>
    </style:style>
    <style:style style:name="co2" style:family="table-column">
      <style:table-column-properties fo:break-before="auto" style:column-width="1.8681in"/>
    </style:style>
    <style:style style:name="co3" style:family="table-column">
      <style:table-column-properties fo:break-before="auto" style:column-width="2.5453in"/>
    </style:style>
    <style:style style:name="co4" style:family="table-column">
      <style:table-column-properties fo:break-before="auto" style:column-width="3.113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1866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 tableooo:tab-color="#0000ff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0084d1"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0.5pt" style:language-asian="en" style:country-asian="US" style:font-style-asian="normal" style:font-weight-asian="bold" style:font-size-complex="5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138in solid #000000" fo:background-color="#83caff" style:text-align-source="fix" style:repeat-content="false" fo:border-left="0.0154in double #000000" style:border-line-width-left="0.0008in 0.0138in 0.0008in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154in double #000000" style:border-line-width-left="0.0008in 0.0138in 0.0008in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154in double #000000" style:border-line-width-bottom="0.0008in 0.0138in 0.0008in" fo:border-left="0.0154in double #000000" style:border-line-width-left="0.0008in 0.0138in 0.0008in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84d1"/>
    </style:style>
    <style:style style:name="ce10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none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008in solid #000000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154in double #000000" style:border-line-width-bottom="0.0008in 0.0138in 0.0008in" fo:border-left="0.0008in solid #000000" fo:border-right="none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138in solid #000000" fo:background-color="#83caff" style:text-align-source="fix" style:repeat-content="false" fo:border-left="0.0008in solid #000000" fo:border-right="0.0154in double #000000" style:border-line-width-right="0.0008in 0.0138in 0.0008in" fo:border-top="0.0154in double #000000" style:border-line-width-top="0.0008in 0.0138in 0.0008in"/>
      <style:paragraph-properties fo:text-align="center"/>
      <style:text-properties style:use-window-font-color="true" style:text-outline="false" style:text-line-through-style="none" style:font-name="Arial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.5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non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154in double #000000" style:border-line-width-bottom="0.0008in 0.0138in 0.0008in" fo:border-left="0.0008in solid #000000" fo:border-right="0.0154in double #000000" style:border-line-width-right="0.0008in 0.0138in 0.0008in" fo:border-top="0.0008in solid 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n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5"/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style-name="ce7"/>
          <table:table-cell table:style-name="ce13" table:number-columns-repeated="2"/>
          <table:table-cell table:style-name="ce17"/>
        </table:table-row>
      </table:table>
      <table:table table:name="tues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5"/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style-name="ce7"/>
          <table:table-cell table:style-name="ce13" table:number-columns-repeated="2"/>
          <table:table-cell table:style-name="ce17"/>
        </table:table-row>
      </table:table>
      <table:table table:name="wed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5"/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style-name="ce7"/>
          <table:table-cell table:style-name="ce13" table:number-columns-repeated="2"/>
          <table:table-cell table:style-name="ce17"/>
        </table:table-row>
      </table:table>
      <table:table table:name="th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5"/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style-name="ce7"/>
          <table:table-cell table:style-name="ce13" table:number-columns-repeated="2"/>
          <table:table-cell table:style-name="ce17"/>
        </table:table-row>
      </table:table>
      <table:table table:name="fri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6"/>
        <table:table-row table:style-name="ro1">
          <table:table-cell table:style-name="ce1" office:value-type="string" table:number-columns-spanned="4" table:number-rows-spanned="1">
            <text:p>Call Log</text:p>
          </table:table-cell>
          <table:covered-table-cell table:number-columns-repeated="3" table:style-name="ce8"/>
        </table:table-row>
        <table:table-row table:style-name="ro2">
          <table:table-cell table:style-name="ce2" office:value-type="string">
            <text:p>Date: <text:s text:c="2"/></text:p>
          </table:table-cell>
          <table:table-cell table:style-name="ce9"/>
          <table:table-cell table:style-name="Default" table:number-columns-repeated="2"/>
        </table:table-row>
        <table:table-row table:style-name="ro3">
          <table:table-cell table:style-name="Default" table:number-columns-repeated="4"/>
        </table:table-row>
        <table:table-row table:style-name="ro4">
          <table:table-cell table:style-name="ce3"/>
          <table:table-cell table:style-name="Default" table:number-columns-repeated="3"/>
        </table:table-row>
        <table:table-row table:style-name="ro2">
          <table:table-cell table:style-name="ce4" office:value-type="string">
            <text:p>Name </text:p>
          </table:table-cell>
          <table:table-cell table:style-name="ce10" office:value-type="string">
            <text:p>Phone Number</text:p>
          </table:table-cell>
          <table:table-cell table:style-name="ce10" office:value-type="string">
            <text:p>Purpose of Call</text:p>
          </table:table-cell>
          <table:table-cell table:style-name="ce14" office:value-type="string">
            <text:p>Results</text:p>
          </table:table-cell>
        </table:table-row>
        <table:table-row table:style-name="ro4">
          <table:table-cell table:style-name="ce5"/>
          <table:table-cell table:style-name="ce11" table:number-columns-repeated="2"/>
          <table:table-cell table:style-name="ce15"/>
        </table:table-row>
        <table:table-row table:style-name="ro4" table:number-rows-repeated="54">
          <table:table-cell table:number-columns-repeated="4"/>
        </table:table-row>
        <table:table-row table:style-name="ro4">
          <table:table-cell table:style-name="ce7"/>
          <table:table-cell table:style-name="ce13" table:number-columns-repeated="2"/>
          <table:table-cell table:style-name="ce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5/18/2016</text:date>, <text:time>13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09:37:44.45</meta:creation-date>
    <dc:date>2016-05-18T13:41:11.84</dc:date>
    <meta:editing-duration>PT3H20M48S</meta:editing-duration>
    <meta:editing-cycles>3</meta:editing-cycles>
    <meta:generator>OpenOffice/4.1.1$Win32 OpenOffice.org_project/411m6$Build-9775</meta:generator>
    <meta:document-statistic meta:table-count="5" meta:cell-count="30" meta:object-count="0"/>
  </office:meta>
</office:document-meta>
</file>